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be1" officeooo:paragraph-rsid="001fb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nificance of the stud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09:33:33.422349924</meta:creation-date>
    <dc:date>2021-10-15T09:33:50.160023311</dc:date>
    <meta:editing-duration>PT17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7.1.6.2$Linux_X86_64 LibreOffice_project/10$Build-2</meta:generator>
  </office:meta>
</office:document-meta>
</file>